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6" style:family="paragraph" style:parent-style-name="Default">
      <style:paragraph-properties fo:text-align="start" style:justify-single-word="false"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Default">
      <style:paragraph-properties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8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9" style:family="paragraph" style:parent-style-name="Default">
      <style:paragraph-properties fo:text-align="center" style:justify-single-word="false" style:text-autospace="none"/>
    </style:style>
    <style:style style:name="P10" style:family="paragraph" style:parent-style-name="Default">
      <style:paragraph-properties fo:text-align="start" style:justify-single-word="false" style:text-autospace="none"/>
    </style:style>
    <style:style style:name="P11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12" style:family="paragraph" style:parent-style-name="Default">
      <style:paragraph-properties fo:text-align="center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Default">
      <style:paragraph-properties fo:text-align="center" style:justify-single-word="false" style:text-autospace="none"/>
      <style:text-properties style:font-name="Times New Roman1" fo:font-size="11pt" fo:language="en" fo:country="US" style:text-underline-style="solid" style:text-underline-width="auto" style:text-underline-color="font-color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5" style:family="paragraph" style:parent-style-name="Default">
      <style:paragraph-properties style:text-autospace="none"/>
      <style:text-properties fo:color="#000000"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6" style:family="paragraph" style:parent-style-name="Default">
      <style:paragraph-properties style:text-autospace="none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8" style:family="paragraph" style:parent-style-name="Default">
      <style:paragraph-properties fo:text-align="start" style:justify-single-word="false" style:text-autospace="none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9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0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Bookman Old Style" style:font-size-asian="11pt" style:font-weight-asian="normal" style:font-name-complex="Bookman Old Style" style:font-size-complex="11pt" style:font-weight-complex="normal"/>
    </style:style>
    <style:style style:name="P21" style:family="paragraph" style:parent-style-name="Default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3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4" style:family="paragraph" style:parent-style-name="Default">
      <style:paragraph-properties fo:text-align="start" style:justify-single-word="false" style:text-autospace="none"/>
      <style:text-properties style:font-name="Times New Roman" fo:font-size="11pt" style:font-size-asian="11pt" style:font-size-complex="11pt"/>
    </style:style>
    <style:style style:name="P25" style:family="paragraph" style:parent-style-name="Default">
      <style:paragraph-properties style:text-autospace="non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6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8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9" style:family="paragraph" style:parent-style-name="Default">
      <style:paragraph-properties fo:text-align="start" style:justify-single-word="false" style:text-autospace="none" style:writing-mode="lr-tb"/>
      <style:text-properties style:font-name="Times New Roman" fo:font-size="11pt" style:font-size-asian="11pt" style:font-size-complex="11pt"/>
    </style:style>
    <style:style style:name="P30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color="#76923c" style:font-name="Comic Sans MS" fo:font-size="40pt" fo:language="en" fo:country="US" fo:font-style="italic" fo:font-weight="bold"/>
    </style:style>
    <style:style style:name="T4" style:family="text">
      <style:text-properties fo:color="#0070c0" style:font-name="Comic Sans MS" fo:font-size="12pt" fo:language="en" fo:country="US" fo:font-style="italic" fo:font-weight="bold"/>
    </style:style>
    <style:style style:name="T5" style:family="text">
      <style:text-properties style:font-name="Times New Roman2" fo:font-size="9pt" fo:font-style="italic"/>
    </style:style>
    <style:style style:name="T6" style:family="text">
      <style:text-properties style:font-name="Times New Roman2" fo:font-size="9pt" fo:language="en" fo:country="US" fo:font-style="italic"/>
    </style:style>
    <style:style style:name="T7" style:family="text">
      <style:text-properties fo:color="#000000" style:text-line-through-style="none" fo:language="en" fo:country="US" style:text-underline-style="none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color="#000000" style:text-line-through-style="none" fo:language="en" fo:country="US" style:text-underline-style="none" fo:font-weight="normal" style:font-weight-asian="normal" style:font-weight-complex="normal"/>
    </style:style>
    <style:style style:name="T9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0" style:family="text"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1" style:family="text">
      <style:text-properties fo:color="#000000" fo:language="en" fo:country="US" fo:font-weight="normal" style:font-name-asian="Bookman Old Style" style:font-weight-asian="normal" style:font-name-complex="Bookman Old Style" style:font-weight-complex="normal"/>
    </style:style>
    <style:style style:name="T12" style:family="text">
      <style:text-properties fo:color="#000000" fo:language="en" fo:country="US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color="#000000" fo:language="en" fo:country="US" fo:font-weight="normal" style:font-name-asian="Courier New" style:font-weight-asian="normal" style:font-name-complex="Courier New" style:font-weight-complex="normal"/>
    </style:style>
    <style:style style:name="T14" style:family="text">
      <style:text-properties fo:color="#000000" fo:language="en" fo:country="US" fo:font-weight="bold" style:font-name-asian="Bookman Old Style" style:font-weight-asian="bold" style:font-name-complex="Bookman Old Style" style:font-weight-complex="bold"/>
    </style:style>
    <style:style style:name="T15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16" style:family="text">
      <style:text-properties fo:color="#000000" fo:font-weight="normal" style:font-name-asian="Times New Roman1" style:font-weight-asian="normal" style:font-name-complex="Times New Roman1" style:font-weight-complex="normal"/>
    </style:style>
    <style:style style:name="T17" style:family="text">
      <style:text-properties fo:color="#000000" style:font-name-asian="Times New Roman1" style:font-name-complex="Times New Roman1"/>
    </style:style>
    <style:style style:name="T18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19" style:family="text">
      <style:text-properties style:text-line-through-style="none" fo:language="en" fo:country="US" style:text-underline-style="none" fo:font-weight="normal" fo:background-color="transparent" style:font-name-asian="Courier New" style:font-weight-asian="normal" style:font-name-complex="Courier New" style:font-weight-complex="normal"/>
    </style:style>
    <style:style style:name="T20" style:family="text">
      <style:text-properties style:text-line-through-style="none" fo:language="en" fo:country="US" style:text-underline-style="none" fo:font-weight="normal" style:font-name-asian="Courier New" style:font-weight-asian="normal" style:font-name-complex="Courier New" style:font-weight-complex="normal"/>
    </style:style>
    <style:style style:name="T21" style:family="text">
      <style:text-properties style:text-line-through-style="none" style:text-underline-style="none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5" style:family="text">
      <style:text-properties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T28" style:family="text">
      <style:text-properties fo:color="#0000c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9" style:family="text">
      <style:text-properties fo:background-color="transparent" style:font-name-asian="Courier New" style:font-name-complex="Courier New"/>
    </style:style>
    <style:style style:name="T30" style:family="text">
      <style:text-properties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0" draw:style-name="gr1" draw:text-style-name="P30" svg:x1="0.205cm" svg:y1="1.787cm" svg:x2="16.477cm" svg:y2="1.787cm"><text:p/></draw:line><text:span text:style-name="T3">Document LLS</text:span> <text:span text:style-name="T4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3"><text:span text:style-name="T5">6 </text:span><text:span text:style-name="T6">Pryamaya</text:span><text:span text:style-name="T2"> </text:span><text:span text:style-name="T6">Str</text:span><text:span text:style-name="T5">. </text:span><text:span text:style-name="T6">Novorossiysk <text:s/>353923, Russia</text:span> </text:p>
          </table:table-cell>
          <table:table-cell table:style-name="TitleTable.A1" office:value-type="string">
            <text:p text:style-name="P3"><text:span text:style-name="T6">Tel: 8-961-51-00-392 (Ekaterina)</text:span> </text:p>
          </table:table-cell>
          <table:table-cell table:style-name="TitleTable.A1" office:value-type="string">
            <text:p text:style-name="P3"><text:span text:style-name="T6">E-mail: </text:span><text:a xlink:type="simple" xlink:href="mailto:doka-inspekcia.@yandex.ru"><text:span text:style-name="T22">doka-inspekcia.@yandex.ru</text:span></text:a><text:span text:style-name="T22"> </text:span></text:p>
          </table:table-cell>
        </table:table-row>
        <table:table-row>
          <table:table-cell table:style-name="TitleTable.A1" office:value-type="string">
            <text:p text:style-name="P3"><text:span text:style-name="T5">РФ, 353923, г. Новороссийск, ул. Прямая 6</text:span> </text:p>
          </table:table-cell>
          <table:table-cell table:style-name="TitleTable.A1" office:value-type="string">
            <text:p text:style-name="P4"><text:span text:style-name="T5"><text:s text:c="3"/>Тел: 8 918 644 46 28</text:span> </text:p>
          </table:table-cell>
          <table:table-cell table:style-name="TitleTable.A1" office:value-type="string">
            <text:p text:style-name="P3"/>
          </table:table-cell>
        </table:table-row>
      </table:table>
      <text:p text:style-name="P2"><text:a xlink:type="simple" xlink:href="mailto:doka-inspekcia.@yandex.ru"><text:span text:style-name="T1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<text:s/><text:span text:style-name="T9">Applicants for survey: </text:span></text:p>
            <text:p text:style-name="P10"><text:span text:style-name="T9">Company </text:span><text:span text:style-name="T10">CJSC «Tander» </text:span></text:p>
            <text:p text:style-name="P8"/>
            <text:p text:style-name="P10"><text:s/><text:span text:style-name="T9">Address </text:span></text:p>
            <text:p text:style-name="P6">CJSC “Tander” </text:p>
            <text:p text:style-name="P6">185 Levanevskogo Street </text:p>
            <text:p text:style-name="P6">Krasnodar, 350002 </text:p>
            <text:p text:style-name="P6">Russia </text:p>
            <text:p text:style-name="P5"/>
          </table:table-cell>
          <table:table-cell table:style-name="Таблица1.A1" office:value-type="string">
            <text:p text:style-name="P10"><text:s/><text:span text:style-name="T9">Заказчик инспекции: </text:span></text:p>
            <text:p text:style-name="P10"><text:span text:style-name="T9">Компания</text:span><text:span text:style-name="T10"> ЗAO «Тандер» </text:span></text:p>
            <text:p text:style-name="P6"/>
            <text:p text:style-name="P10"><text:s/><text:span text:style-name="T9">Адрес </text:span></text:p>
            <text:p text:style-name="P10"><text:span text:style-name="T9">З</text:span><text:span text:style-name="T10">AO «Тандер» </text:span></text:p>
            <text:p text:style-name="P6">Россия </text:p>
            <text:p text:style-name="P6">350002 Краснодар </text:p>
            <text:p text:style-name="P6">ул. Леваневского 185 </text:p>
            <text:p text:style-name="P7"/>
          </table:table-cell>
        </table:table-row>
      </table:table>
      <text:p text:style-name="P9"><text:s/><text:span text:style-name="T23">CARGO SURVEY REPORT </text:span></text:p>
      <text:p text:style-name="P11"><text:span text:style-name="T24">№ </text:span><text:span text:style-name="T25">{$Report}</text:span></text:p>
      <text:p text:style-name="P12">ОТЧЕТ ОБ ИНСПЕКЦИИ ГРУЗА </text:p>
      <text:p text:style-name="P11"><text:span text:style-name="T24">№ </text:span><text:span text:style-name="T25">{$Report}</text:span>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7">Container:</text:p>
            <text:p text:style-name="P26">{$number}</text:p>
            <text:p text:style-name="P14"/>
            <text:p text:style-name="P23"><text:span text:style-name="T15">Seal: </text:span><text:span text:style-name="T7">{$inspection.actualSeal}</text:span><text:span text:style-name="T16"> </text:span></text:p>
            <text:p text:style-name="P15"/>
            <text:p text:style-name="P23"><text:span text:style-name="T15">Description of Goods</text:span><text:span text:style-name="T16">: </text:span><text:span text:style-name="T12">{$actualCargoesEnglishName}</text:span></text:p>
            <text:p text:style-name="P21"/>
            <text:p text:style-name="P23"><text:span text:style-name="T15">Vessel: </text:span><text:span text:style-name="T11">{$voyage.vessel.name}</text:span><text:span text:style-name="T16"> </text:span></text:p>
            <text:p text:style-name="P14"/>
            <text:p text:style-name="P23"><text:span text:style-name="T15">Bill of Lading: </text:span><text:span text:style-name="T12">{$billOfLadings}</text:span></text:p>
            <text:p text:style-name="P14"/>
            <text:p text:style-name="P23"><text:span text:style-name="T15">Port and day of loading: </text:span><text:span text:style-name="T12">{$loadingPort.englishName}</text:span><text:span text:style-name="T16"> </text:span></text:p>
            <text:p text:style-name="P16"><text:span text:style-name="T27">{$loadingDate} </text:span></text:p>
            <text:p text:style-name="P17">Port and day of unloading: </text:p>
            <text:p text:style-name="P16"><text:span text:style-name="T18">{$dischargePort.englishName}</text:span></text:p>
            <text:p text:style-name="P16"><text:span text:style-name="T18">{$dischargeDate}</text:span></text:p>
            <text:p text:style-name="P15"/>
            <text:p text:style-name="P17">Shipper: </text:p>
            <text:p text:style-name="P16"><text:span text:style-name="T18">{$cargoSuppliersEng}</text:span></text:p>
            <text:p text:style-name="P17"/>
            <text:p text:style-name="P23"><text:span text:style-name="T15">Order №: </text:span><text:span text:style-name="T14">{$orders}</text:span><text:span text:style-name="T15"> <text:s/></text:span></text:p>
            <text:p text:style-name="P23"/>
            <text:p text:style-name="P23"><text:span text:style-name="T15">Invoice №:</text:span><text:span text:style-name="T17"> </text:span><text:span text:style-name="T14">{$invoices}</text:span><text:span text:style-name="T15"> <text:s/></text:span></text:p>
            <text:p text:style-name="P14"/>
            <text:p text:style-name="P17">Receiver: </text:p>
            <text:p text:style-name="P15">CJSC “Tander” </text:p>
            <text:p text:style-name="P15">185 Levanevskogo Street </text:p>
            <text:p text:style-name="P15">350002 Krasnodar,</text:p>
            <text:p text:style-name="P15">Russia </text:p>
            <text:p text:style-name="P14"/>
            <text:p text:style-name="P23"><text:span text:style-name="T15">Date of inspection request</text:span><text:span text:style-name="T16">: </text:span><text:span text:style-name="T7">{$inspection.surveyRequestDate}</text:span></text:p>
            <text:p text:style-name="P23"><text:span text:style-name="T15">Date of Survey Conducted</text:span><text:span text:style-name="T16">: </text:span><text:span text:style-name="T7">{$inspection.surveyDate}</text:span></text:p>
            <text:p text:style-name="P15"><text:span text:style-name="T26">Place of survey: </text:span></text:p>
            <text:p text:style-name="P19"><text:span text:style-name="T21">{$inspection.surveyPlace.englishName}</text:span></text:p>
          </table:table-cell>
          <table:table-cell table:style-name="Таблица2.A1" office:value-type="string">
            <text:p text:style-name="P28">Контейнер:</text:p>
            <text:p text:style-name="P26">{$number}</text:p>
            <text:p text:style-name="P26"/>
            <text:p text:style-name="P29"><text:span text:style-name="T15">Пломба: </text:span><text:span text:style-name="T7">{$inspection.actualSeal}</text:span></text:p>
            <text:p text:style-name="P26"/>
            <text:p text:style-name="P23"><text:span text:style-name="T15">Груз</text:span><text:span text:style-name="T16">: <text:s/></text:span><text:span text:style-name="T12">{$actualCargoesName}</text:span></text:p>
            <text:p text:style-name="P23"><text:span text:style-name="T12"/></text:p>
            <text:p text:style-name="P23"><text:span text:style-name="T15">Судно: </text:span><text:span text:style-name="T11">{$voyage.vessel.name}</text:span></text:p>
            <text:p text:style-name="P20"/>
            <text:p text:style-name="P23"><text:span text:style-name="T15">Коносамент: </text:span><text:span text:style-name="T12">{$billOfLadings}</text:span></text:p>
            <text:p text:style-name="P15"/>
            <text:p text:style-name="P23"><text:span text:style-name="T15">Порт и дата отгрузки: </text:span><text:span text:style-name="T12">{$loadingPort.name}</text:span></text:p>
            <text:p text:style-name="P19">{$loadingDate}</text:p>
            <text:p text:style-name="P17">Порт и дата выгрузки: </text:p>
            <text:p text:style-name="P19"><text:span text:style-name="T21">{$dischargePort.name}</text:span></text:p>
            <text:p text:style-name="P19"><text:span text:style-name="T21">{$dischargeDate}</text:span></text:p>
            <text:p text:style-name="P15"/>
            <text:p text:style-name="P17">Отправитель:</text:p>
            <text:p text:style-name="P19"><text:span text:style-name="T21">{$cargoSuppliers}</text:span></text:p>
            <text:p text:style-name="P26"/>
            <text:p text:style-name="P24"><text:span text:style-name="T15">Заказ №: </text:span><text:span text:style-name="T14">{$orders}</text:span><text:span text:style-name="T15"> </text:span></text:p>
            <text:p text:style-name="P18"/>
            <text:p text:style-name="P24"><text:span text:style-name="T15">Инвойс №: </text:span><text:span text:style-name="T14">{$invoices}</text:span><text:span text:style-name="T15"> </text:span></text:p>
            <text:p text:style-name="P18"/>
            <text:p text:style-name="P17">Получатель: </text:p>
            <text:p text:style-name="P15">ЗАО «Тандер» </text:p>
            <text:p text:style-name="P15">Россия </text:p>
            <text:p text:style-name="P15">350002 Краснодар</text:p>
            <text:p text:style-name="P15"><text:s/>ул. Леваневского 185 </text:p>
            <text:p text:style-name="P24"/>
            <text:p text:style-name="P23"><text:span text:style-name="T15">Дата заявки на инспекцию:</text:span><text:span text:style-name="T7">{$inspection.surveyRequestDate}</text:span></text:p>
            <text:p text:style-name="P23"><text:span text:style-name="T15">Дата проведения инспекции: </text:span><text:span text:style-name="T7">{$inspection.surveyDate}</text:span><text:span text:style-name="T16"> </text:span></text:p>
            <text:p text:style-name="P17">Место инспекции: </text:p>
            <text:p text:style-name="P25"><text:span text:style-name="T8">{$inspection.surveyPlace.russianName}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19T01:24:03.56</dc:date>
    <meta:editing-duration>PT22H8M16S</meta:editing-duration>
    <meta:editing-cycles>90</meta:editing-cycles>
    <meta:generator>LibreOffice/3.3$Win32 LibreOffice_project/330m19$Build-301</meta:generator>
    <meta:document-statistic meta:table-count="3" meta:image-count="0" meta:object-count="0" meta:page-count="1" meta:paragraph-count="73" meta:word-count="184" meta:character-count="1674"/>
  </office:meta>
</office:document-meta>
</file>